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a88f" officeooo:paragraph-rsid="001ea88f"/>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ea88f" officeooo:paragraph-rsid="001ea88f"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ea88f" officeooo:paragraph-rsid="001ea88f" style:font-size-asian="36pt" style:font-weight-asian="bold" style:font-size-complex="36pt" style:font-weight-complex="bold"/>
    </style:style>
    <style:style style:name="P4" style:family="paragraph" style:parent-style-name="Standard">
      <style:text-properties fo:font-size="18pt" style:text-underline-style="solid" style:text-underline-width="auto" style:text-underline-color="font-color" fo:font-weight="bold" officeooo:rsid="001ea88f" officeooo:paragraph-rsid="001ea88f" style:font-weight-asian="bold" style:font-weight-complex="bold"/>
    </style:style>
    <style:style style:name="P5" style:family="paragraph" style:parent-style-name="Standard">
      <style:text-properties fo:font-size="16pt" style:text-underline-style="solid" style:text-underline-width="auto" style:text-underline-color="font-color" fo:font-weight="bold" officeooo:rsid="0021f371" officeooo:paragraph-rsid="0021f371" style:font-weight-asian="bold" style:font-weight-complex="bold"/>
    </style:style>
    <style:style style:name="P6" style:family="paragraph" style:parent-style-name="Standard">
      <style:text-properties officeooo:rsid="0025e9f2" officeooo:paragraph-rsid="0025e9f2"/>
    </style:style>
    <style:style style:name="P7" style:family="paragraph" style:parent-style-name="Standard">
      <style:paragraph-properties fo:margin-left="1.251cm" fo:margin-right="0cm" fo:text-indent="0cm" style:auto-text-indent="false"/>
      <style:text-properties officeooo:rsid="001ea88f" officeooo:paragraph-rsid="001ea88f"/>
    </style:style>
    <style:style style:name="P8" style:family="paragraph" style:parent-style-name="Standard">
      <style:paragraph-properties fo:margin-left="0cm" fo:margin-right="0cm" fo:text-indent="0cm" style:auto-text-indent="false"/>
      <style:text-properties officeooo:rsid="001ea88f" officeooo:paragraph-rsid="001ea88f"/>
    </style:style>
    <style:style style:name="P9" style:family="paragraph" style:parent-style-name="Standard" style:list-style-name="L1">
      <style:text-properties fo:font-size="16pt" style:text-underline-style="solid" style:text-underline-width="auto" style:text-underline-color="font-color" fo:font-weight="bold" officeooo:rsid="001ea88f" officeooo:paragraph-rsid="001ea88f" style:font-weight-asian="bold" style:font-weight-complex="bold"/>
    </style:style>
    <style:style style:name="P10" style:family="paragraph" style:parent-style-name="Standard" style:list-style-name="L1">
      <style:text-properties officeooo:rsid="001ea88f" officeooo:paragraph-rsid="001ea88f"/>
    </style:style>
    <style:style style:name="P11" style:family="paragraph" style:parent-style-name="Standard" style:list-style-name="L1">
      <style:text-properties officeooo:rsid="001ea88f" officeooo:paragraph-rsid="001f9958"/>
    </style:style>
    <style:style style:name="P12" style:family="paragraph" style:parent-style-name="Standard" style:list-style-name="L1">
      <style:text-properties officeooo:rsid="001f9958" officeooo:paragraph-rsid="001f9958"/>
    </style:style>
    <style:style style:name="P13" style:family="paragraph" style:parent-style-name="Standard" style:list-style-name="L1">
      <style:text-properties officeooo:rsid="0021cd81" officeooo:paragraph-rsid="0021cd81"/>
    </style:style>
    <style:style style:name="P14" style:family="paragraph" style:parent-style-name="Standard" style:list-style-name="L1">
      <style:text-properties fo:font-size="14pt" fo:font-weight="bold" officeooo:rsid="0021f371" officeooo:paragraph-rsid="0021f371" style:font-weight-asian="bold" style:font-weight-complex="bold"/>
    </style:style>
    <style:style style:name="P15" style:family="paragraph" style:parent-style-name="Standard" style:list-style-name="L1">
      <style:text-properties fo:font-size="14pt" fo:font-weight="bold" officeooo:rsid="00244517" officeooo:paragraph-rsid="00244517" style:font-weight-asian="bold" style:font-weight-complex="bold"/>
    </style:style>
    <style:style style:name="P16" style:family="paragraph" style:parent-style-name="Standard" style:list-style-name="L1">
      <style:text-properties fo:font-size="14pt" fo:font-weight="bold" officeooo:rsid="0027311a" officeooo:paragraph-rsid="0027311a" style:font-weight-asian="bold" style:font-weight-complex="bold"/>
    </style:style>
    <style:style style:name="P17" style:family="paragraph" style:parent-style-name="Standard" style:list-style-name="L1">
      <style:text-properties fo:font-weight="bold" officeooo:rsid="0021f371" officeooo:paragraph-rsid="0021f371" style:font-weight-asian="bold" style:font-weight-complex="bold"/>
    </style:style>
    <style:style style:name="P18" style:family="paragraph" style:parent-style-name="Standard" style:list-style-name="L1">
      <style:text-properties fo:font-weight="bold" officeooo:rsid="0025871f" officeooo:paragraph-rsid="0025871f" style:font-weight-asian="bold" style:font-weight-complex="bold"/>
    </style:style>
    <style:style style:name="P19" style:family="paragraph" style:parent-style-name="Standard" style:list-style-name="L1">
      <style:text-properties fo:font-weight="bold" officeooo:rsid="0025e9f2" officeooo:paragraph-rsid="0025e9f2" style:font-weight-asian="bold" style:font-weight-complex="bold"/>
    </style:style>
    <style:style style:name="P20" style:family="paragraph" style:parent-style-name="Standard" style:list-style-name="L1">
      <style:text-properties officeooo:rsid="0021f371" officeooo:paragraph-rsid="0021f371"/>
    </style:style>
    <style:style style:name="P21" style:family="paragraph" style:parent-style-name="Standard" style:list-style-name="L1">
      <style:text-properties officeooo:rsid="00244517" officeooo:paragraph-rsid="00244517"/>
    </style:style>
    <style:style style:name="P22" style:family="paragraph" style:parent-style-name="Standard" style:list-style-name="L1">
      <style:text-properties officeooo:rsid="0025871f" officeooo:paragraph-rsid="0025871f"/>
    </style:style>
    <style:style style:name="P23" style:family="paragraph" style:parent-style-name="Standard" style:list-style-name="L1">
      <style:text-properties officeooo:rsid="0025e9f2" officeooo:paragraph-rsid="0025e9f2"/>
    </style:style>
    <style:style style:name="P24" style:family="paragraph" style:parent-style-name="Standard" style:list-style-name="L1">
      <style:text-properties officeooo:rsid="0027311a" officeooo:paragraph-rsid="0027311a"/>
    </style:style>
    <style:style style:name="P25" style:family="paragraph" style:parent-style-name="Standard" style:list-style-name="L1">
      <style:paragraph-properties fo:break-before="page"/>
      <style:text-properties fo:font-size="16pt" style:text-underline-style="solid" style:text-underline-width="auto" style:text-underline-color="font-color" fo:font-weight="bold" officeooo:rsid="0021f371" officeooo:paragraph-rsid="0021f371" style:font-weight-asian="bold" style:font-weight-complex="bold"/>
    </style:style>
    <style:style style:name="P26" style:family="paragraph" style:parent-style-name="Standard" style:list-style-name="L1">
      <style:paragraph-properties fo:break-before="page"/>
      <style:text-properties fo:font-size="14pt" fo:font-weight="bold" officeooo:rsid="0027311a" officeooo:paragraph-rsid="0027311a" style:font-weight-asian="bold" style:font-weight-complex="bold"/>
    </style:style>
    <style:style style:name="T1" style:family="text">
      <style:text-properties fo:font-size="14pt" fo:font-weight="bold" style:font-weight-asian="bold" style:font-weight-complex="bold"/>
    </style:style>
    <style:style style:name="T2" style:family="text">
      <style:text-properties fo:font-size="12pt" fo:font-weight="normal" style:font-weight-asian="normal" style:font-weight-complex="normal"/>
    </style:style>
    <style:style style:name="T3" style:family="text">
      <style:text-properties officeooo:rsid="0022ac16"/>
    </style:style>
    <text:list-style style:name="L1">
      <text:list-level-style-number text:level="1"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fo:text-align="end">
          <style:list-level-label-alignment text:label-followed-by="listtab" text:list-tab-stop-position="3.81cm" fo:text-indent="-0.635cm" fo:margin-left="3.81cm"/>
        </style:list-level-properties>
        <style:text-properties style:font-name="StarSymbol"/>
      </text:list-level-style-bullet>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ème 3B</text:p>
      <text:p text:style-name="P2">Neurone et fibre musculaire</text:p>
      <text:p text:style-name="P1"/>
      <text:p text:style-name="P4">Chapitre 1 : des réflexes myotatiques : un exemple de commande nerveuse du muscle</text:p>
      <text:p text:style-name="P1"/>
      <text:p text:style-name="P1"><text:span text:style-name="T1">Intro :</text:span><text:span text:style-name="T2"> </text:span></text:p>
      <text:p text:style-name="P1">Posture : assis, debout, etc.</text:p>
      <text:p text:style-name="P7">C’est une position prise par différentes parties du corps. Le maintient d’une posture est due à une motricité somatique, c’est-à-dire un tonus musculaire.</text:p>
      <text:p text:style-name="P1"/>
      <text:p text:style-name="P1">Position verticale</text:p>
      <text:p text:style-name="P7">Les muscles extenseurs du pied, de la jambe, de la cuisse, du buste, de la tête sont contractés. Ils s’opposent à la gravité qui va provoquer leur étirement.</text:p>
      <text:p text:style-name="P8"/>
      <text:p text:style-name="P8">Réflexe myotatique : Contraction d’un muscle en réponse à son propre étirement</text:p>
      <text:p text:style-name="P8"><text:tab/>Ces réflexes sont involontaires, automatiques, et stéréotypés</text:p>
      <text:p text:style-name="P8"/>
      <text:p text:style-name="P8"/>
      <text:list xml:id="list581548058738851504" text:style-name="L1">
        <text:list-item>
          <text:p text:style-name="P9">Un exemple de réflexe myotatique : le réflexe achilléen</text:p>
          <text:list>
            <text:list-header>
              <text:p text:style-name="P10">Stimulus : choc sur le tendon d’Achille → étirement de soléaire → contraction du soléaire → extension du pied</text:p>
            </text:list-header>
          </text:list>
          <text:p text:style-name="P11">Doc 1 p. 356 :</text:p>
          <text:list text:continue-numbering="true">
            <text:list-header>
              <text:p text:style-name="P11">Mécanorécepteurs = Fuseaux Neuro-Musculaires (FNM)</text:p>
              <text:list>
                <text:list-header>
                  <text:p text:style-name="P12">dans le soléaire</text:p>
                  <text:p text:style-name="P12">Les FNM sont constitués de fibres musculaires modifiées (non contractives) autour desquelles s’enroulent les dendrites de neurones sensitifs</text:p>
                  <text:p text:style-name="P12">Les fibres nerveuses sensitives appartiennent à des neurones sensitifs dont le corps cellulaire est dans le ganglion rachidien et qui conduisent à un message nerveux afférent vers la moelle épinière.</text:p>
                  <text:p text:style-name="P12">Dans la substance grise de la moelle épinière, on va trouver les corps cellulaires de motoneurones. L’axone du motoneurone va passer par la racine ventrale du nerf rachidien et se terminer dans le muscle soléaire par des effecteurs.</text:p>
                  <text:p text:style-name="P12">Effecteurs : fibres musculaires contractives</text:p>
                  <text:p text:style-name="P13">Plaque motrice : synapse neuromusculaires</text:p>
                </text:list-header>
              </text:list>
            </text:list-header>
          </text:list>
          <text:p text:style-name="P10"/>
        </text:list-item>
      </text:list>
      <text:p text:style-name="P5"/>
      <text:list xml:id="list132113720918509" text:continue-numbering="true" text:style-name="L1">
        <text:list-item>
          <text:p text:style-name="P25">Nature et transmission du message nerveux</text:p>
          <text:list>
            <text:list-item>
              <text:p text:style-name="P14">Nature du message nerveux</text:p>
              <text:list>
                <text:list-item>
                  <text:p text:style-name="P17">Potentiel de membrane de repos</text:p>
                  <text:list>
                    <text:list-header>
                      <text:p text:style-name="P20">En l’absence de toute stimulation, on observe une différence de potentiel entre la surface externe et la surface interne de la membrane de la fibre nerveuse, et cette différence vaut -70mV. Cela montre que la surface externe est chargée électro-positivement par rapport à la surface interne</text:p>
                    </text:list-header>
                  </text:list>
                  <text:p text:style-name="P20"/>
                </text:list-item>
                <text:list-item>
                  <text:p text:style-name="P17">Potentiel d’ac<text:span text:style-name="T3">t</text:span>ion</text:p>
                  <text:list>
                    <text:list-header>
                      <text:p text:style-name="P21">Lorsqu’on applique une stimulation sur la fibre nerveuse, on observe une dépolarisation membranaire. Lorsque cette dépolarisation membranaire atteint une valeur supérieure ou égale à -55mV, on observe une réponse stéréotypée de la fibre nerveuse → potentiel d’action</text:p>
                      <text:p text:style-name="P21"/>
                      <text:p text:style-name="P21">// Schéma à récupérer //</text:p>
                      <text:p text:style-name="P21"/>
                      <text:p text:style-name="P21">La surface interne de la membrane de la fibre nerveuse est chargée électro-négativement par rapport à la surface externe</text:p>
                      <text:list>
                        <text:list-item>
                          <text:p text:style-name="P21">Dépolarisation membranaire</text:p>
                          <text:list>
                            <text:list-header>
                              <text:p text:style-name="P21">ddp : -70mV → +30mV</text:p>
                            </text:list-header>
                          </text:list>
                        </text:list-item>
                        <text:list-item>
                          <text:p text:style-name="P21">Repolarisation membranaire</text:p>
                          <text:list>
                            <text:list-header>
                              <text:p text:style-name="P21">ddp : +30mV → -70mV</text:p>
                            </text:list-header>
                          </text:list>
                        </text:list-item>
                        <text:list-item>
                          <text:p text:style-name="P21">Hyper-polarisation membranaire</text:p>
                          <text:list>
                            <text:list-header>
                              <text:p text:style-name="P21">ddp : -70mV → -80mV</text:p>
                            </text:list-header>
                          </text:list>
                        </text:list-item>
                      </text:list>
                      <text:p text:style-name="P21"/>
                      <text:p text:style-name="P21">Quand l’intensité du stimulus est inférieure à une valeur seuil, on observe une dépolarisation de la membrane mais la ddp est inférieure à -55mV : il n’y a pas de potentiel d’action.</text:p>
                      <text:p text:style-name="P21">Lorsque l’intensité du stimulus est supérieure ou égale à une valeur seuil, on enregistre un ou des potentiels d’actions dont les caractéristiques seront toujours identiques : une amplitude de 100mV et une durée de 2ms.</text:p>
                      <text:list text:continue-numbering="true">
                        <text:list-header>
                          <text:p text:style-name="P21">→ C’est la loi du tout ou rien</text:p>
                        </text:list-header>
                      </text:list>
                    </text:list-header>
                  </text:list>
                </text:list-item>
              </text:list>
              <text:p text:style-name="P21"/>
            </text:list-item>
            <text:list-item>
              <text:p text:style-name="P15">Codage du message nerveux</text:p>
              <text:list>
                <text:list-item>
                  <text:p text:style-name="P18">Au niveau d’une fibre nerveuse</text:p>
                  <text:list>
                    <text:list-header>
                      <text:p text:style-name="P22">Au niveau d’une fibre nerveuse, plus l’intensité du stimulus est importante, plus la fréquence de potentiels d’actions est importante.</text:p>
                    </text:list-header>
                  </text:list>
                </text:list-item>
                <text:list-item>
                  <text:p text:style-name="P19">Au niveau d’un nerf</text:p>
                  <text:list>
                    <text:list-header>
                      <text:p text:style-name="P23">Au niveau d’un nerf, on enregistre un potentiel global qui va être l’addition des potentiels des fibres nerveuses stimulées dans le nerf. Plus l’intensité du stimulus est élevée, plus le nombre de fibres nerveuses stimulées est important, et plus l’amplitude du potentiel global va être important.</text:p>
                    </text:list-header>
                  </text:list>
                </text:list-item>
              </text:list>
              <text:p text:style-name="P23"/>
            </text:list-item>
          </text:list>
        </text:list-item>
      </text:list>
      <text:p text:style-name="P6"/>
      <text:list xml:id="list132114040806899" text:continue-numbering="true" text:style-name="L1">
        <text:list-item>
          <text:list>
            <text:list-item>
              <text:p text:style-name="P26">Propagation du message nerveux</text:p>
              <text:list>
                <text:list-header>
                  <text:p text:style-name="P24">2 types de fibres nerveuses :</text:p>
                  <text:list>
                    <text:list-header>
                      <text:p text:style-name="P24">Fibre nerveuse myélinisée</text:p>
                      <text:list>
                        <text:list-header>
                          <text:p text:style-name="P24">Propagation de nœud de Ranvier en nœud de Ranvier</text:p>
                          <text:p text:style-name="P24"/>
                          <text:p text:style-name="P24">// Schéma //</text:p>
                          <text:p text:style-name="P24"/>
                          <text:p text:style-name="P24">v = 50 à 100 m/s</text:p>
                        </text:list-header>
                      </text:list>
                      <text:p text:style-name="P24"/>
                      <text:p text:style-name="P24">Fibre nerveuse amyélinisée</text:p>
                      <text:list text:continue-numbering="true">
                        <text:list-header>
                          <text:p text:style-name="P24">Propagation de proche en proche</text:p>
                          <text:p text:style-name="P24"/>
                          <text:p text:style-name="P24">// Schéma //</text:p>
                          <text:p text:style-name="P24"/>
                          <text:p text:style-name="P24">v = quelque m/s</text:p>
                        </text:list-header>
                      </text:list>
                    </text:list-header>
                  </text:list>
                </text:list-header>
              </text:list>
              <text:p text:style-name="P24"/>
            </text:list-item>
            <text:list-item>
              <text:p text:style-name="P16">Propagation du message nerveux à la fibre musculaire</text:p>
              <text:list>
                <text:list-header>
                  <text:p text:style-name="P24">Synapse neuromusculaire</text:p>
                  <text:p text:style-name="P24"/>
                  <text:list>
                    <text:list-header>
                      <text:p text:style-name="P24">// Schéma //</text:p>
                    </text:list-header>
                  </text:list>
                  <text:p text:style-name="P24"/>
                </text:list-header>
                <text:list-item>
                  <text:p text:style-name="P24"/>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10:43:27.252000000</meta:creation-date>
    <dc:date>2018-11-22T13:12:47.293000000</dc:date>
    <meta:editing-duration>PT31M54S</meta:editing-duration>
    <meta:editing-cycles>7</meta:editing-cycles>
    <meta:generator>LibreOffice/5.1.6.2$Windows_x86 LibreOffice_project/07ac168c60a517dba0f0d7bc7540f5afa45f0909</meta:generator>
    <meta:document-statistic meta:table-count="0" meta:image-count="0" meta:object-count="0" meta:page-count="3" meta:paragraph-count="60" meta:word-count="618" meta:character-count="3780" meta:non-whitespace-character-count="3240"/>
  </office:meta>
</office:document-meta>
</file>